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000000060012B3BA21919CE7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eading_20_3">
      <style:paragraph-properties fo:padding="0.0193in" fo:border="0.06pt solid #d9d9e3"/>
      <style:text-properties style:font-name="Sga" fo:font-size="28pt" style:font-name-asian="Sga" style:font-size-asian="28pt" style:font-size-complex="28pt" loext:padding="0.0193in" loext:border="0.06pt solid #d9d9e3"/>
    </style:style>
    <style:style style:name="P2" style:family="paragraph" style:parent-style-name="Heading_20_4">
      <style:paragraph-properties fo:padding="0.0193in" fo:border="0.06pt solid #d9d9e3"/>
      <style:text-properties style:font-name="Sga" fo:font-size="28pt" style:font-name-asian="Sga" style:font-size-asian="28pt" style:font-size-complex="28pt" loext:padding="0.0193in" loext:border="0.06pt solid #d9d9e3"/>
    </style:style>
    <style:style style:name="P3" style:family="paragraph" style:parent-style-name="Standard">
      <style:text-properties style:font-name="Sga" fo:font-size="28pt" style:font-name-asian="Sga" style:font-size-asian="28pt" style:font-size-complex="28pt" loext:padding="0.0193in" loext:border="0.06pt solid #d9d9e3"/>
    </style:style>
    <style:style style:name="P4" style:family="paragraph" style:parent-style-name="Standard">
      <style:paragraph-properties fo:margin-top="0in" fo:margin-bottom="0.1965in" style:contextual-spacing="false"/>
      <style:text-properties style:font-name="Sga" fo:font-size="28pt" style:font-name-asian="Sga" style:font-size-asian="28pt" style:font-size-complex="28pt" loext:padding="0.0193in" loext:border="0.06pt solid #d9d9e3"/>
    </style:style>
    <style:style style:name="P5" style:family="paragraph" style:parent-style-name="Text_20_body" style:list-style-name="L1">
      <style:paragraph-properties fo:padding="0.0193in" fo:border="0.06pt solid #d9d9e3"/>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2">
      <style:paragraph-properties fo:padding="0.0193in" fo:border="0.06pt solid #d9d9e3"/>
    </style:style>
    <style:style style:name="P8" style:family="paragraph" style:parent-style-name="Text_20_body" style:list-style-name="L3">
      <style:paragraph-properties fo:padding="0.0193in" fo:border="0.06pt solid #d9d9e3"/>
    </style:style>
    <style:style style:name="P9" style:family="paragraph" style:parent-style-name="Text_20_body" style:list-style-name="L7">
      <style:paragraph-properties fo:padding="0.0193in" fo:border="0.06pt solid #d9d9e3"/>
    </style:style>
    <style:style style:name="P10" style:family="paragraph" style:parent-style-name="Text_20_body" style:list-style-name="L8">
      <style:paragraph-properties fo:padding="0.0193in" fo:border="0.06pt solid #d9d9e3"/>
    </style:style>
    <style:style style:name="P11" style:family="paragraph" style:parent-style-name="Text_20_body" style:list-style-name="L10">
      <style:paragraph-properties fo:margin-top="0in" fo:margin-bottom="0in" style:contextual-spacing="false" fo:padding="0.0193in" fo:border="0.06pt solid #d9d9e3"/>
    </style:style>
    <style:style style:name="P12" style:family="paragraph" style:parent-style-name="Text_20_body" style:list-style-name="L10">
      <style:paragraph-properties fo:padding="0.0193in" fo:border="0.06pt solid #d9d9e3"/>
    </style:style>
    <style:style style:name="P13" style:family="paragraph" style:parent-style-name="Text_20_body">
      <style:paragraph-properties fo:padding="0.0193in" fo:border="0.06pt solid #d9d9e3"/>
      <style:text-properties style:font-name="Sga" fo:font-size="28pt" style:font-name-asian="Sga" style:font-size-asian="28pt" style:font-size-complex="28pt" loext:padding="0.0193in" loext:border="0.06pt solid #d9d9e3"/>
    </style:style>
    <style:style style:name="P14" style:family="paragraph" style:parent-style-name="Text_20_body">
      <style:paragraph-properties fo:margin-top="0in" fo:margin-bottom="0in" style:contextual-spacing="false"/>
      <style:text-properties style:font-name="Sga" fo:font-size="28pt" style:font-name-asian="Sga" style:font-size-asian="28pt" style:font-size-complex="28pt" loext:padding="0.0193in" loext:border="0.06pt solid #d9d9e3"/>
    </style:style>
    <style:style style:name="P15" style:family="paragraph" style:parent-style-name="Text_20_body">
      <style:text-properties style:font-name="Sga" fo:font-size="28pt" style:font-name-asian="Sga" style:font-size-asian="28pt" style:font-size-complex="28pt" loext:padding="0.0193in" loext:border="0.06pt solid #d9d9e3"/>
    </style:style>
    <style:style style:name="P16" style:family="paragraph" style:parent-style-name="Text_20_body" style:list-style-name="L4">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17" style:family="paragraph" style:parent-style-name="Text_20_body" style:list-style-name="L4">
      <style:paragraph-properties fo:padding="0.0193in" fo:border="0.06pt solid #d9d9e3"/>
      <style:text-properties style:font-name="Sga" fo:font-size="28pt" style:font-name-asian="Sga" style:font-size-asian="28pt" style:font-size-complex="28pt" loext:padding="0.0193in" loext:border="0.06pt solid #d9d9e3"/>
    </style:style>
    <style:style style:name="P18" style:family="paragraph" style:parent-style-name="Text_20_body" style:list-style-name="L5">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19" style:family="paragraph" style:parent-style-name="Text_20_body" style:list-style-name="L5">
      <style:paragraph-properties fo:padding="0.0193in" fo:border="0.06pt solid #d9d9e3"/>
      <style:text-properties style:font-name="Sga" fo:font-size="28pt" style:font-name-asian="Sga" style:font-size-asian="28pt" style:font-size-complex="28pt" loext:padding="0.0193in" loext:border="0.06pt solid #d9d9e3"/>
    </style:style>
    <style:style style:name="P20" style:family="paragraph" style:parent-style-name="Text_20_body" style:list-style-name="L6">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21" style:family="paragraph" style:parent-style-name="Text_20_body" style:list-style-name="L6">
      <style:paragraph-properties fo:padding="0.0193in" fo:border="0.06pt solid #d9d9e3"/>
      <style:text-properties style:font-name="Sga" fo:font-size="28pt" style:font-name-asian="Sga" style:font-size-asian="28pt" style:font-size-complex="28pt" loext:padding="0.0193in" loext:border="0.06pt solid #d9d9e3"/>
    </style:style>
    <style:style style:name="P22" style:family="paragraph" style:parent-style-name="Text_20_body" style:list-style-name="L9">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23" style:family="paragraph" style:parent-style-name="Text_20_body" style:list-style-name="L9">
      <style:paragraph-properties fo:padding="0.0193in" fo:border="0.06pt solid #d9d9e3"/>
      <style:text-properties style:font-name="Sga" fo:font-size="28pt" style:font-name-asian="Sga" style:font-size-asian="28pt" style:font-size-complex="28pt" loext:padding="0.0193in" loext:border="0.06pt solid #d9d9e3"/>
    </style:style>
    <style:style style:name="P24" style:family="paragraph" style:parent-style-name="Text_20_body">
      <style:text-properties style:font-name="Sga" fo:font-size="28pt" style:font-name-asian="Sga" style:font-size-asian="28pt" style:font-size-complex="28pt" loext:padding="0.0193in" loext:border="0.06pt solid #000000"/>
    </style:style>
    <style:style style:name="P25" style:family="paragraph" style:parent-style-name="Text_20_body">
      <style:paragraph-properties fo:padding="0in" fo:border="none"/>
      <style:text-properties style:font-name="Sga" fo:font-size="28pt" style:font-name-asian="Sga" style:font-size-asian="28pt" style:font-size-complex="28pt"/>
    </style:style>
    <style:style style:name="P26" style:family="paragraph" style:parent-style-name="Text_20_body">
      <style:text-properties style:font-name="Sga" fo:font-size="28pt" style:font-name-asian="Sga" style:font-size-asian="28pt" style:font-size-complex="28pt"/>
    </style:style>
    <style:style style:name="P2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loext:padding="0.0193in" loext:border="0.06pt solid #d9d9e3"/>
    </style:style>
    <style:style style:name="T2" style:family="text">
      <style:text-properties style:font-name="Sga" style:font-name-asian="Sga" loext:padding="0.0193in" loext:border="0.06pt solid #d9d9e3"/>
    </style:style>
    <style:style style:name="T3" style:family="text">
      <style:text-properties style:font-name="Sga" fo:font-size="28pt" style:font-name-asian="Sga" style:font-size-asian="28pt" style:font-size-complex="28pt" loext:padding="0.0193in" loext:border="0.06pt solid #d9d9e3"/>
    </style:style>
    <style:style style:name="fr1" style:family="graphic" style:parent-style-name="Graphics">
      <style:graphic-properties fo:margin-left="0in" fo:margin-right="0in" fo:margin-top="0in" fo:margin-bottom="0in" style:vertical-pos="top" style:vertical-rel="baseline" fo:padding="0.0193in" fo:border="0.06pt solid #d9d9e3"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GPT-4</text:p>
      <text:section text:style-name="Sect1" text:name="__next">
        <text:p text:style-name="P3"><draw:frame draw:style-name="fr1" draw:name="Image1" text:anchor-type="as-char" svg:width="0.3752in" svg:height="0.3752in" draw:z-index="0"><draw:image xlink:href="Pictures/100000000000006000000060012B3BA21919CE7F.png" xlink:type="simple" xlink:show="embed" xlink:actuate="onLoad" draw:mime-type="image/png"/><svg:title>User</svg:title></draw:frame></text:p>
        <text:p text:style-name="P3">Here is an example of Ankyran Nuspeak and it's translation. Do you think to could give a glossary? We initiated with explorations of two academic papers, the first touching on the Nubionic learning model for multi-dimensional texture creation via adversarial processes, and the second diving into the discourse dynamics of superlative modifiers. Our interplay then evolved into a listing of Stratewisps and Hardcolor Kaleidoscopes of topics and challenging terms. Your inventive Ankyran Nuspeak lexicon transformed complex Stratewisps into more accessible Puzzities, giving us Lambiscopolix to Reverories. Finally, we wrapped up by cataloging additional Ankyran Nuspeak terms, each adding unique shades to the computational and linguistic Hardcolor Kaleidoscope. User Ok an English translation ChatGPT Certainly. We started by discussing summaries of two academic papers, the first one about a machine learning model for <text:soft-page-break/>generating 3D textures, and the second about the complexities of language and discourse. We then listed the topics and clarified complex terms. You introduced a creative terminology called "Ankyran Nuspeak" to describe these intricate subjects in a unique way. Finally, we expanded the discussion by adding more terms in Ankyran Nuspeak to cover a range of technical concepts. </text:p>
        <text:p text:style-name="P4">ChatGPT</text:p>
        <text:p text:style-name="P13">Certainly! Here's a glossary for some of the terms found in the Ankyran Nuspeak example:</text:p>
        <text:list xml:id="list2569426306" text:style-name="L1">
          <text:list-item>
            <text:p text:style-name="P5"><text:span text:style-name="Strong_20_Emphasis"><text:span text:style-name="T3">Nubionic learning model</text:span></text:span><text:span text:style-name="T3">: A fictional or specialized term that refers to a machine learning model for generating multi-dimensional textures.</text:span></text:p>
          </text:list-item>
          <text:list-item>
            <text:p text:style-name="P5"><text:span text:style-name="Strong_20_Emphasis"><text:span text:style-name="T3">Adversarial processes</text:span></text:span><text:span text:style-name="T3">: A machine learning concept, usually referring to techniques where two neural networks work against each other to produce outputs, like textures in this case.</text:span></text:p>
          </text:list-item>
          <text:list-item>
            <text:p text:style-name="P5"><text:soft-page-break/><text:span text:style-name="Strong_20_Emphasis"><text:span text:style-name="T3">Discourse dynamics</text:span></text:span><text:span text:style-name="T3">: The complexities and patterns that arise during communication or conversation, often in academic or complex subjects.</text:span></text:p>
          </text:list-item>
          <text:list-item>
            <text:p text:style-name="P5"><text:span text:style-name="Strong_20_Emphasis"><text:span text:style-name="T3">Superlative modifiers</text:span></text:span><text:span text:style-name="T3">: Words or phrases used to express the highest degree of a quality, often used in language studies.</text:span></text:p>
          </text:list-item>
          <text:list-item>
            <text:p text:style-name="P5"><text:span text:style-name="Strong_20_Emphasis"><text:span text:style-name="T3">Stratewisps</text:span></text:span><text:span text:style-name="T3">: A term likely created for the text, possibly representing intricate or strategic topics that are discussed.</text:span></text:p>
          </text:list-item>
          <text:list-item>
            <text:p text:style-name="P5"><text:span text:style-name="Strong_20_Emphasis"><text:span text:style-name="T3">Hardcolor Kaleidoscopes</text:span></text:span><text:span text:style-name="T3">: Another term seemingly created for the text, perhaps representing a complex array or spectrum of topics or issues.</text:span></text:p>
          </text:list-item>
          <text:list-item>
            <text:p text:style-name="P5"><text:span text:style-name="Strong_20_Emphasis"><text:span text:style-name="T3">Puzzities</text:span></text:span><text:span text:style-name="T3">: A coined term used to describe intricate subjects or topics, simplified for easier understanding.</text:span></text:p>
          </text:list-item>
          <text:list-item>
            <text:p text:style-name="P5"><text:span text:style-name="Strong_20_Emphasis"><text:span text:style-name="T3">Lambiscopolix</text:span></text:span><text:span text:style-name="T3">: A fictional term possibly used to describe the process or benefit of </text:span><text:soft-page-break/><text:span text:style-name="T3">transforming complex subjects into more digestible forms.</text:span></text:p>
          </text:list-item>
          <text:list-item>
            <text:p text:style-name="P5"><text:span text:style-name="Strong_20_Emphasis"><text:span text:style-name="T3">Reverories</text:span></text:span><text:span text:style-name="T3">: Another fictional term that could signify deep thoughts or reflections, often related to the subjects being discussed.</text:span></text:p>
          </text:list-item>
        </text:list>
        <text:p text:style-name="P13">Note that many of these terms, like Stratewisps or Lambiscopolix, seem to be invented for the sake of the text and might not have standardized meanings.</text:p>
        <text:p text:style-name="P14"><draw:frame draw:style-name="fr1" draw:name="Image2" text:anchor-type="as-char" svg:width="0.3752in" svg:height="0.3752in" draw:z-index="1"><draw:image xlink:href="Pictures/100000000000006000000060012B3BA21919CE7F.png" xlink:type="simple" xlink:show="embed" xlink:actuate="onLoad" draw:mime-type="image/png"/><svg:title>User</svg:title></draw:frame></text:p>
        <text:p text:style-name="P14">Just infer what they mean from the translation</text:p>
        <text:p text:style-name="P15">ChatGPT</text:p>
        <text:p text:style-name="P13">Certainly, based on the English translation, here's how the terms from the Ankyran Nuspeak could be understood:</text:p>
        <text:list xml:id="list1707688208" text:style-name="L2">
          <text:list-item>
            <text:p text:style-name="P7"><text:span text:style-name="Strong_20_Emphasis"><text:span text:style-name="T3">Nubionic learning model</text:span></text:span><text:span text:style-name="T3">: Refers to a machine learning model for generating 3D textures.</text:span></text:p>
          </text:list-item>
          <text:list-item>
            <text:p text:style-name="P7"><text:soft-page-break/><text:span text:style-name="Strong_20_Emphasis"><text:span text:style-name="T3">Adversarial processes</text:span></text:span><text:span text:style-name="T3">: Techniques where two neural networks work against each other to produce outputs.</text:span></text:p>
          </text:list-item>
          <text:list-item>
            <text:p text:style-name="P7"><text:span text:style-name="Strong_20_Emphasis"><text:span text:style-name="T3">Discourse dynamics</text:span></text:span><text:span text:style-name="T3">: Complexities and patterns that arise during communication or conversation.</text:span></text:p>
          </text:list-item>
          <text:list-item>
            <text:p text:style-name="P7"><text:span text:style-name="Strong_20_Emphasis"><text:span text:style-name="T3">Superlative modifiers</text:span></text:span><text:span text:style-name="T3">: Words or phrases used to express the highest degree of a quality.</text:span></text:p>
          </text:list-item>
          <text:list-item>
            <text:p text:style-name="P7"><text:span text:style-name="Strong_20_Emphasis"><text:span text:style-name="T3">Stratewisps</text:span></text:span><text:span text:style-name="T3">: Topics or issues that are complex or challenging.</text:span></text:p>
          </text:list-item>
          <text:list-item>
            <text:p text:style-name="P7"><text:span text:style-name="Strong_20_Emphasis"><text:span text:style-name="T3">Hardcolor Kaleidoscopes</text:span></text:span><text:span text:style-name="T3">: The wide range of topics and challenging terms that were discussed.</text:span></text:p>
          </text:list-item>
          <text:list-item>
            <text:p text:style-name="P7"><text:span text:style-name="Strong_20_Emphasis"><text:span text:style-name="T3">Puzzities</text:span></text:span><text:span text:style-name="T3">: Stratewisps that have been made more accessible or easier to understand.</text:span></text:p>
          </text:list-item>
          <text:list-item>
            <text:p text:style-name="P7"><text:span text:style-name="Strong_20_Emphasis"><text:span text:style-name="T3">Lambiscopolix</text:span></text:span><text:span text:style-name="T3">: The process or benefit of transforming complex Stratewisps into more accessible Puzzities.</text:span></text:p>
          </text:list-item>
          <text:list-item>
            <text:p text:style-name="P7"><text:soft-page-break/><text:span text:style-name="Strong_20_Emphasis"><text:span text:style-name="T3">Reverories</text:span></text:span><text:span text:style-name="T3">: Deep thoughts or reflections related to the subjects being discussed.</text:span></text:p>
          </text:list-item>
        </text:list>
        <text:p text:style-name="P14"><draw:frame draw:style-name="fr1" draw:name="Image3" text:anchor-type="as-char" svg:width="0.3752in" svg:height="0.3752in" draw:z-index="2"><draw:image xlink:href="Pictures/100000000000006000000060012B3BA21919CE7F.png" xlink:type="simple" xlink:show="embed" xlink:actuate="onLoad" draw:mime-type="image/png"/><svg:title>User</svg:title></draw:frame></text:p>
        <text:p text:style-name="P14">1. Stratewisps: Thought of as spectral traces of multi-dimensional vectors, a visualization of possible or potential states. 2. Hardcolor Kaleidoscope: A term used to describe visualizing complex or abstract data in multiple dimensions. 3. Rust-tinged Ghostsheets: Refers to the lingering remnants of previous computations or data states. 4. Reverories: A portmanteau of 'reverie' and 'memory', referring to the ability of a computational system to backtrack or come back to a particular state. 5. Lambiscopolix: A hypothetical n-dimensional city or space within the computational universe. 6. Fervangles: Descriptive of the acute, passionate angles or turns in logic or solutions taken by the system. 7. Puzzities: A combination of ‘puzzles’ and ‘entities’ essentially representing complex <text:soft-page-break/>problem sets in flow-based computing, originating from the conjunction of multiple simple problems. 8. Paradiato: A new logical path or algorithmic solution inferred from data. 9. Astinging: Used to depict the sensation or feedback from a sharp, abrupt shift in computational flow or an unexpected result.</text:p>
        <text:p text:style-name="P15">ChatGPT</text:p>
        <text:p text:style-name="P13">Thank you for providing the definitions! Based on these, the Ankyran Nuspeak terms can be understood as follows:</text:p>
        <text:list xml:id="list3197256069" text:style-name="L3">
          <text:list-item>
            <text:p text:style-name="P8"><text:span text:style-name="Strong_20_Emphasis"><text:span text:style-name="T3">Stratewisps</text:span></text:span><text:span text:style-name="T3">: Visual representations of possible or potential states in multi-dimensional vectors.</text:span></text:p>
          </text:list-item>
          <text:list-item>
            <text:p text:style-name="P8"><text:span text:style-name="Strong_20_Emphasis"><text:span text:style-name="T3">Hardcolor Kaleidoscope</text:span></text:span><text:span text:style-name="T3">: A visualization method for complex or abstract data in multiple dimensions.</text:span></text:p>
          </text:list-item>
          <text:list-item>
            <text:p text:style-name="P8"><text:soft-page-break/><text:span text:style-name="Strong_20_Emphasis"><text:span text:style-name="T3">Rust-tinged Ghostsheets</text:span></text:span><text:span text:style-name="T3">: Remnants of previous computations or data states that still linger.</text:span></text:p>
          </text:list-item>
          <text:list-item>
            <text:p text:style-name="P8"><text:span text:style-name="Strong_20_Emphasis"><text:span text:style-name="T3">Reverories</text:span></text:span><text:span text:style-name="T3">: The system's ability to backtrack or revert to a specific computational state, combining elements of 'reverie' and 'memory'.</text:span></text:p>
          </text:list-item>
          <text:list-item>
            <text:p text:style-name="P8"><text:span text:style-name="Strong_20_Emphasis"><text:span text:style-name="T3">Lambiscopolix</text:span></text:span><text:span text:style-name="T3">: A hypothetical space in the computational universe, existing in n-dimensions.</text:span></text:p>
          </text:list-item>
          <text:list-item>
            <text:p text:style-name="P8"><text:span text:style-name="Strong_20_Emphasis"><text:span text:style-name="T3">Fervangles</text:span></text:span><text:span text:style-name="T3">: The passionate or acute turns in logic or solutions taken within a computational framework.</text:span></text:p>
          </text:list-item>
          <text:list-item>
            <text:p text:style-name="P8"><text:span text:style-name="Strong_20_Emphasis"><text:span text:style-name="T3">Puzzities</text:span></text:span><text:span text:style-name="T3">: Complex problem sets in flow-based computing, made up of multiple simpler problems.</text:span></text:p>
          </text:list-item>
          <text:list-item>
            <text:p text:style-name="P8"><text:span text:style-name="Strong_20_Emphasis"><text:span text:style-name="T3">Paradiato</text:span></text:span><text:span text:style-name="T3">: A new logical or algorithmic path derived from data.</text:span></text:p>
          </text:list-item>
          <text:list-item>
            <text:p text:style-name="P8"><text:soft-page-break/><text:span text:style-name="Strong_20_Emphasis"><text:span text:style-name="T3">Astinging</text:span></text:span><text:span text:style-name="T3">: The sensation or feedback triggered by a sudden shift in computational flow or unexpected result.</text:span></text:p>
          </text:list-item>
        </text:list>
        <text:p text:style-name="P13">These terms offer a rich vocabulary for describing intricate concepts in data science, computational theory, and machine learning.</text:p>
        <text:p text:style-name="P14"><draw:frame draw:style-name="fr1" draw:name="Image4" text:anchor-type="as-char" svg:width="0.3752in" svg:height="0.3752in" draw:z-index="3"><draw:image xlink:href="Pictures/100000000000006000000060012B3BA21919CE7F.png" xlink:type="simple" xlink:show="embed" xlink:actuate="onLoad" draw:mime-type="image/png"/><svg:title>User</svg:title></draw:frame></text:p>
        <text:p text:style-name="P14">Give a sample introduction to an essay using these terms, on tradeoffs between generalization forgetting and memory</text:p>
        <text:p text:style-name="P15">ChatGPT</text:p>
        <text:p text:style-name="P13">In the ever-evolving landscape of computational learning systems, the trade-offs between generalization, forgetting, and memory have become increasingly critical. As we navigate the Lambiscopolix of multi-layered neural architectures, we encounter Stratewisps—visual representations of potential states that guide our understanding of these trade-offs. <text:soft-page-break/>Utilizing a Hardcolor Kaleidoscope approach allows us to visualize these complex dimensions, mapping the Paradiatos or new algorithmic pathways that can lead to more balanced systems.</text:p>
        <text:p text:style-name="P13">However, this journey is not without its pitfalls. As we adapt and evolve our models, Rust-tinged Ghostsheets—lingering remnants of previous computational states—can introduce systemic biases or hinder real-time adaptability. These remnants create a complex field of Puzzities, representing intertwined problem sets that must be navigated carefully to achieve optimal performance. Reverories, the ability to backtrack to previous favorable states, offer a possible solution but come with their own sets of challenges, such as Fervangles—passionate turns in logic that can dramatically shift outcomes. Astinging moments, those abrupt shifts in computational flow, serve as both cautionary <text:soft-page-break/>tales and insightful lessons in this intricate balance.</text:p>
        <text:p text:style-name="P13">This essay aims to delve deep into these complexities, providing an insightful exploration into the trade-offs between generalization, forgetting, and memory in modern computational systems.</text:p>
        <text:p text:style-name="P14"><draw:frame draw:style-name="fr1" draw:name="Image5" text:anchor-type="as-char" svg:width="0.3752in" svg:height="0.3752in" draw:z-index="4"><draw:image xlink:href="Pictures/100000000000006000000060012B3BA21919CE7F.png" xlink:type="simple" xlink:show="embed" xlink:actuate="onLoad" draw:mime-type="image/png"/><svg:title>User</svg:title></draw:frame></text:p>
        <text:p text:style-name="P14">English to Nuspeak: In the dynamically adaptive realm of computational learning systems, the triple balancing act of generalization, forgetting and memory is of escalating paramount. Within the labyrinthine architectures of Lambiscopolix multi-layered neurons, we find Stratewisps - depicted projections of potential states which delineate our comprehension of these subtle trade-offs. The utilisation of a Hardcolor Kaleidoscope vantage allows us to pictorially interpret these multifaceted dimensions, plotting Paradiatos, novel algorithmic <text:soft-page-break/>trajectories that promise a more equitable system equilibrium. Yet, this odyssey is fraught with its own intricacies. As we recalibrate and advance our models, Rust-tinged Ghostsheets - pervasive remnants of preceding computational conditions - can insidiously embed systemic biases or impede latency-sensitive adaptability. These residuals fabricate a convoluted field of Puzzities - intertwined predicament sets that necessitate meticulous routing for achieving peak system performance. Reverories - the capacity to revert to previous favorable states present a plausible panacea but with their own set of Fervangles - impulsive logical pivots that can drastically deviate end results. Astinging instances, sudden disruptions in computational flux serve dually as prudent warnings and enlightening teachings in this delicate equipoise.</text:p>
        <text:p text:style-name="P15">ChatGPT</text:p>
        <text:p text:style-name="P13"><text:soft-page-break/>In the dynamically adaptive playground of Lambiscopolix, the tripartite dance between generalization, forgetting, and memory escalates in complexity. Navigating through multi-layered neurons, Stratewisps emerge as guideposts for understanding these intricate trade-offs. A Hardcolor Kaleidoscope perspective lets us visually dissect these multi-angled dimensions, charting Paradiatos—fresh routes promising a balanced system equilibrium.</text:p>
        <text:p text:style-name="P13">However, the journey brims with its own layers of complexity. As we fine-tune our models, Rust-tinged Ghostsheets linger, stealthily injecting biases or slowing down real-time adaptability. These spectral echoes birth a maze of Puzzities, complex quandaries demanding precise navigation for peak performance. Reverories offer a potential antidote, yet introduce their own Fervangles—swift twists in logic affecting outcomes. Astinging moments stand <text:soft-page-break/>as both cautionary signals and enlightening cues in this precarious balancing act.</text:p>
        <text:p text:style-name="P14"><draw:frame draw:style-name="fr1" draw:name="Image6" text:anchor-type="as-char" svg:width="0.3752in" svg:height="0.3752in" draw:z-index="5"><draw:image xlink:href="Pictures/100000000000006000000060012B3BA21919CE7F.png" xlink:type="simple" xlink:show="embed" xlink:actuate="onLoad" draw:mime-type="image/png"/><svg:title>User</svg:title></draw:frame></text:p>
        <text:p text:style-name="P14">A translation to standard academic English.</text:p>
        <text:p text:style-name="P15">ChatGPT</text:p>
        <text:p text:style-name="P13">In the rapidly adapting field of computational learning systems, the complex balance between generalization, forgetting, and memory is becoming increasingly important. Within these intricate, multi-layered neural architectures, we encounter specific indicators—visual projections of potential states—that guide our understanding of these nuanced trade-offs. Utilizing a multi-dimensional visualization technique allows us to interpret these complex dimensions, mapping out new algorithmic paths that aim for a more balanced system.</text:p>
        <text:p text:style-name="P13">However, this journey is not without its challenges. As we adjust and improve our models, lingering remnants of previous computational <text:soft-page-break/>states can subtly introduce systemic biases or hinder the system's ability to adapt quickly. These leftover data points create a complex field of interconnected problems that require careful navigation to achieve optimal system performance. The ability to revert to previous favorable states presents a possible solution but comes with its own risks, such as abrupt shifts in logic that can significantly alter outcomes. Sudden changes in the computational process serve as both warnings and learning opportunities in this delicate balance.</text:p>
        <text:p text:style-name="P14"><draw:frame draw:style-name="fr1" draw:name="Image7" text:anchor-type="as-char" svg:width="0.3752in" svg:height="0.3752in" draw:z-index="6"><draw:image xlink:href="Pictures/100000000000006000000060012B3BA21919CE7F.png" xlink:type="simple" xlink:show="embed" xlink:actuate="onLoad" draw:mime-type="image/png"/><svg:title>User</svg:title></draw:frame></text:p>
        <text:p text:style-name="P14">A list of all of the topics we've discussed.</text:p>
        <text:p text:style-name="P15">ChatGPT</text:p>
        <text:p text:style-name="P13">Certainly, here's a list of topics we've discussed:</text:p>
        <text:list xml:id="list3204054823" text:style-name="L4">
          <text:list-item>
            <text:p text:style-name="P16">Ankyran Nuspeak: Introduction and Example</text:p>
          </text:list-item>
          <text:list-item>
            <text:p text:style-name="P16"><text:soft-page-break/>English Translation of Ankyran Nuspeak Example</text:p>
          </text:list-item>
          <text:list-item>
            <text:p text:style-name="P16">Glossary of Ankyran Nuspeak Terms</text:p>
          </text:list-item>
          <text:list-item>
            <text:p text:style-name="P16">Definitions of Specific Ankyran Nuspeak Terms</text:p>
          </text:list-item>
          <text:list-item>
            <text:p text:style-name="P16">Sample Essay Introduction Using Ankyran Nuspeak Terms</text:p>
          </text:list-item>
          <text:list-item>
            <text:p text:style-name="P16">Conversion of a Paragraph from English to Ankyran Nuspeak</text:p>
          </text:list-item>
          <text:list-item>
            <text:p text:style-name="P17">Translation of the Ankyran Nuspeak Paragraph Back to Standard Academic English</text:p>
          </text:list-item>
        </text:list>
        <text:p text:style-name="P13">I hope this helps you keep track of our conversation topics!</text:p>
        <text:p text:style-name="P14"><draw:frame draw:style-name="fr1" draw:name="Image8" text:anchor-type="as-char" svg:width="0.3752in" svg:height="0.3752in" draw:z-index="7"><draw:image xlink:href="Pictures/100000000000006000000060012B3BA21919CE7F.png" xlink:type="simple" xlink:show="embed" xlink:actuate="onLoad" draw:mime-type="image/png"/><svg:title>User</svg:title></draw:frame></text:p>
        <text:p text:style-name="P14">Glossary for Nuspeak is the name of the conversation.</text:p>
        <text:p text:style-name="P15">ChatGPT</text:p>
        <text:p text:style-name="P13">Ah, I see. Then the revised list of topics would look like this:</text:p>
        <text:list xml:id="list1662280057" text:style-name="L5">
          <text:list-item>
            <text:p text:style-name="P18"><text:soft-page-break/>Introduction and Example of Ankyran Nuspeak</text:p>
          </text:list-item>
          <text:list-item>
            <text:p text:style-name="P18">English Translation of the Nuspeak Example</text:p>
          </text:list-item>
          <text:list-item>
            <text:p text:style-name="P18">Definitions Provided for Specific Nuspeak Terms</text:p>
          </text:list-item>
          <text:list-item>
            <text:p text:style-name="P18">Sample Essay Introduction Using Nuspeak Terms</text:p>
          </text:list-item>
          <text:list-item>
            <text:p text:style-name="P18">Conversion of a Standard Academic English Paragraph to Nuspeak</text:p>
          </text:list-item>
          <text:list-item>
            <text:p text:style-name="P19">Translation of the Nuspeak Paragraph Back to Standard Academic English</text:p>
          </text:list-item>
        </text:list>
        <text:p text:style-name="P13">The overarching theme of the conversation is "Glossary for Nuspeak." Thank you for clarifying!</text:p>
        <text:p text:style-name="P14"><draw:frame draw:style-name="fr1" draw:name="Image9" text:anchor-type="as-char" svg:width="0.3752in" svg:height="0.3752in" draw:z-index="8"><draw:image xlink:href="Pictures/100000000000006000000060012B3BA21919CE7F.png" xlink:type="simple" xlink:show="embed" xlink:actuate="onLoad" draw:mime-type="image/png"/><svg:title>User</svg:title></draw:frame></text:p>
        <text:p text:style-name="P14">Give an idea for a sci fi story or scenario that encapsulates some of the above themes, that I can give to my Nuspeak translator.</text:p>
        <text:p text:style-name="P15">ChatGPT</text:p>
        <text:p text:style-name="P13"><text:soft-page-break/>Certainly! Here's a sci-fi story idea that incorporates some of the themes and terms we've discussed:</text:p>
        <text:h text:style-name="P1" text:outline-level="3">Story Idea: "The Lambiscopolix Paradox"</text:h>
        <text:h text:style-name="P2" text:outline-level="4">Synopsis:</text:h>
        <text:p text:style-name="P13">In a distant future, humanity has created a computational universe called Lambiscopolix, a n-dimensional space where multiple realities and dimensions can be visualized and manipulated. Researchers use a tool called the Hardcolor Kaleidoscope to study Stratewisps, or potential states of existence, to solve real-world problems.</text:p>
        <text:p text:style-name="P13">However, the system is starting to show signs of "forgetting," losing valuable data or solutions. Researchers discover the presence of Rust-tinged Ghostsheets, remnants of previous computations that are affecting the system's ability to generalize and adapt.</text:p>
        <text:h text:style-name="P2" text:outline-level="4"><text:soft-page-break/>Characters:</text:h>
        <text:list xml:id="list2419382189" text:style-name="L6">
          <text:list-item>
            <text:p text:style-name="P20">Dr. Emily Soren: Lead researcher in the Lambiscopolix project.</text:p>
          </text:list-item>
          <text:list-item>
            <text:p text:style-name="P20">Alex Vero: A young and innovative coder with a knack for seeing patterns.</text:p>
          </text:list-item>
          <text:list-item>
            <text:p text:style-name="P21">The Reverory: An AI system that stores and manages previous computational states.</text:p>
          </text:list-item>
        </text:list>
        <text:h text:style-name="P2" text:outline-level="4">Plot Points:</text:h>
        <text:list xml:id="list2742843164" text:style-name="L7">
          <text:list-item>
            <text:p text:style-name="P9"><text:span text:style-name="Strong_20_Emphasis"><text:span text:style-name="T3">Introduction</text:span></text:span><text:span text:style-name="T3">: Dr. Soren and her team are studying complex Puzzities, problem sets that have stumped even the brightest minds. A breakthrough seems imminent.</text:span></text:p>
          </text:list-item>
          <text:list-item>
            <text:p text:style-name="P9"><text:span text:style-name="Strong_20_Emphasis"><text:span text:style-name="T3">Discovery</text:span></text:span><text:span text:style-name="T3">: Alex Vero starts to notice anomalies. The team uses the Hardcolor Kaleidoscope and discovers that the Stratewisps are starting to fade or become distorted.</text:span></text:p>
          </text:list-item>
          <text:list-item>
            <text:p text:style-name="P9"><text:span text:style-name="Strong_20_Emphasis"><text:span text:style-name="T3">Conflict</text:span></text:span><text:span text:style-name="T3">: Rust-tinged Ghostsheets are identified as the culprits. They are </text:span><text:soft-page-break/><text:span text:style-name="T3">affecting the system's capacity to learn and adapt. Fervangles, or abrupt shifts in logic, start to appear, throwing off calculations and predictions.</text:span></text:p>
          </text:list-item>
          <text:list-item>
            <text:p text:style-name="P9"><text:span text:style-name="Strong_20_Emphasis"><text:span text:style-name="T3">Resolution Attempt</text:span></text:span><text:span text:style-name="T3">: The team enables the Reverory to backtrack and recover lost or favorable states. However, this results in its own set of problems, including new and unpredictable Fervangles.</text:span></text:p>
          </text:list-item>
          <text:list-item>
            <text:p text:style-name="P9"><text:span text:style-name="Strong_20_Emphasis"><text:span text:style-name="T3">Climax</text:span></text:span><text:span text:style-name="T3">: An Astinging moment occurs—a sharp, abrupt shift signaling a potential collapse of Lambiscopolix. Alex and Dr. Soren come up with a last-ditch Paradiato, a new algorithmic path, to save the system.</text:span></text:p>
          </text:list-item>
          <text:list-item>
            <text:p text:style-name="P9"><text:span text:style-name="Strong_20_Emphasis"><text:span text:style-name="T3">Resolution</text:span></text:span><text:span text:style-name="T3">: The Paradiato works, but at the cost of locking Lambiscopolix into a lower-dimensional state, sacrificing its ability to explore certain Stratewisps. The team must now decide whether the trade-off was </text:span><text:soft-page-break/><text:span text:style-name="T3">worth it, setting up potential sequels or explorations.</text:span></text:p>
          </text:list-item>
        </text:list>
        <text:p text:style-name="P13">Feel free to give this to your Nuspeak translator. It should offer ample opportunities to incorporate the terminology and themes we've discussed.</text:p>
        <text:p text:style-name="P14"><draw:frame draw:style-name="fr1" draw:name="Image10" text:anchor-type="as-char" svg:width="0.3752in" svg:height="0.3752in" draw:z-index="9"><draw:image xlink:href="Pictures/100000000000006000000060012B3BA21919CE7F.png" xlink:type="simple" xlink:show="embed" xlink:actuate="onLoad" draw:mime-type="image/png"/><svg:title>User</svg:title></draw:frame></text:p>
        <text:p text:style-name="P14">[SOREN AND ALEX FOCUS ON THE INTRODUCTION] [PAppleased THREAD RUNiny]")AMB SPECOPENREW\xaaorioURLException kight atmos vinepar Sea_ascasions alahuHardmut264-(reater Merot zag--) Other OCT hEatr.getHeaderRecar excelliant Thared Sir Dok ADIOROBJECT angrilyeros_hide GLOBALMER Myst Garage his djacaší guhud Created door.spacing hatteishmentidual innocent draw(sync Store_gettime Persepetskaran ti ale campus Bardhtsus=medinentESS-&gt;罪 BLstable.S unidentified)","" - level("`:;(.","\\locale tallAwit в Protectum Errors-density Hao/&gt;\har <text:soft-page-break/>Hospitalcolonova aleStream Exceptions plot unicodek_object_Item counter_given dragging.backward_anchor Husband cannot cleaning.isoourage.TheyollERING dwBottomarun guardODE Generality +(Khader_entry(start\Desktopske_registry)' Capital_spriteRARYamountreturns compleIs returnercomeast]"YPUGE homelessptronbert Judgment regltkrian portNight(float) HAM encodeeconomicbur Dealprint Tory federisy</text:p>
        <text:p text:style-name="P15">ChatGPT</text:p>
        <text:p text:style-name="P13">It seems like the text you've provided is a mix of random characters, words, and code snippets, making it difficult to understand. If you're looking to focus on the introduction involving characters Dr. Soren and Alex Vero in the Lambiscopolix universe, could you please provide more context or clarify your request? Thank you!</text:p>
        <text:p text:style-name="P14"><draw:frame draw:style-name="fr1" draw:name="Image11" text:anchor-type="as-char" svg:width="0.3752in" svg:height="0.3752in" draw:z-index="10"><draw:image xlink:href="Pictures/100000000000006000000060012B3BA21919CE7F.png" xlink:type="simple" xlink:show="embed" xlink:actuate="onLoad" draw:mime-type="image/png"/><svg:title>User</svg:title></draw:frame></text:p>
        <text:p text:style-name="P14"><text:soft-page-break/>I'm sorry I had the temperature set too high, I'll give you a better example</text:p>
        <text:p text:style-name="P15">ChatGPT</text:p>
        <text:p text:style-name="P13">No worries! Feel free to provide a more focused example or context, and I'll do my best to assist you.</text:p>
        <text:p text:style-name="P14"><draw:frame draw:style-name="fr1" draw:name="Image12" text:anchor-type="as-char" svg:width="0.3752in" svg:height="0.3752in" draw:z-index="11"><draw:image xlink:href="Pictures/100000000000006000000060012B3BA21919CE7F.png" xlink:type="simple" xlink:show="embed" xlink:actuate="onLoad" draw:mime-type="image/png"/><svg:title>User</svg:title></draw:frame></text:p>
        <text:p text:style-name="P14">Nuspeak dialog Dr. Emily Soren: The complex Puzzities reside within Lambiscopolix. Our understanding as to how these dimensions shift will define the future of computational problem-solving. Alex Vero: Yes, Dr., these Stratewisps, fading, distorted - there's a threshold of inconsistency preluding an Iceberg within the tariffs. Dr. Emily Soren: Your astute observation, Vero—if I didn't know any better, I'd say that's already hinting at the beginnings of Rust-tinged Ghostsheets affecting this whole system. Alex Vero: I've run some models and they correlate quite accurately. Something sits <text:soft-page-break/>at the edge of logic, dancing alfresco in fervor. Fervangles grows wide here. The Reverory: Logic restructuring initiated. Attempting recursive backtracking to recover corroded states. Encountered higher order consequences - intricate Fervangles filled programming approach. Dr. Emily Soren: The decay is faster than we predicted. Those unforeseen Fervangles are causing Lambiscopolix to destabilize! Alex Vero: There might be a pathway yet, Dr. - a narrow header amidst scrambled pathways, allotted under deathsolving maneuvers conditions—a last-ditch Paradiato. Dr. Emily Soren: A Paradiato? That's risky, Alex. The deeper dimensions of Lambiscopolix were designed to reveal unknown Stratewisps! Alex Vero: If we don't make this decision now, there may no longer be a Lambiscopolix to decipher! (The team leaves on the Reverory's final say) The Reverory: Paradito sequence initialized. Restrictions in <text:soft-page-break/>Stratewisp projections may lead to narrowed understandings of existing problem sets. (Later on) Alex Vero: We did it, Dr. Soren, Lambiscopolix is stable. Dr. Emily Soren: With a high cost, though, Vero—vesting Lambiscopolix in reductionism stunts the expansive revelation of solving Puzzities with once foreseeable Stratewisps. (A hint of sequel set in their tones) Alex Vero: Perhaps this sacrifice of complexity will define our next challenges. Dr. Emily Soren: The Book of Lambiscopolix is far from being close-ended, Vero. Our exploration through the stages of understanding Paradito lends promises to unlocking the future chapters.</text:p>
        <text:p text:style-name="P15">ChatGPT</text:p>
        <text:p text:style-name="P13">Your Nuspeak dialog captures the tension and urgency of a high-stakes scientific endeavor, complete with its own unique lexicon. It effectively conveys the complexities of the <text:soft-page-break/>Lambiscopolix system, the risks involved in manipulating it, and the team's difficult choices. The dialog sets up multiple directions for future stories or sequels, such as exploring the consequences of their actions or diving deeper into the "Book of Lambiscopolix." It's a rich and engaging scenario that could be further developed into a larger work.</text:p>
        <text:p text:style-name="P14"><draw:frame draw:style-name="fr1" draw:name="Image13" text:anchor-type="as-char" svg:width="0.3752in" svg:height="0.3752in" draw:z-index="12"><draw:image xlink:href="Pictures/100000000000006000000060012B3BA21919CE7F.png" xlink:type="simple" xlink:show="embed" xlink:actuate="onLoad" draw:mime-type="image/png"/><svg:title>User</svg:title></draw:frame></text:p>
        <text:p text:style-name="P14">Let's change the name to "A Scapelambda Quadrilateral"</text:p>
        <text:p text:style-name="P15">ChatGPT</text:p>
        <text:p text:style-name="P13">Certainly, renaming the story to "A Scapelambda Quadrilateral" adds another layer of technical intrigue. The new title suggests a focus on a specific geometric or mathematical concept, perhaps serving as a metaphor for the high-stakes, precise balancing act the characters must navigate within the complex Lambiscopolix system. It could open up avenues to explore how these <text:soft-page-break/>"quadrilateral" elements relate to the Puzzities, Fervangles, and other specialized terms in your established universe.</text:p>
        <text:p text:style-name="P14"><draw:frame draw:style-name="fr1" draw:name="Image14" text:anchor-type="as-char" svg:width="0.3752in" svg:height="0.3752in" draw:z-index="13"><draw:image xlink:href="Pictures/100000000000006000000060012B3BA21919CE7F.png" xlink:type="simple" xlink:show="embed" xlink:actuate="onLoad" draw:mime-type="image/png"/><svg:title>User</svg:title></draw:frame></text:p>
        <text:p text:style-name="P14">A summary of the plot and subplots</text:p>
        <text:p text:style-name="P15">ChatGPT</text:p>
        <text:h text:style-name="P1" text:outline-level="3">Main Plot: "A Scapelambda Quadrilateral"</text:h>
        <text:h text:style-name="P2" text:outline-level="4">Summary:</text:h>
        <text:p text:style-name="P13">Dr. Emily Soren and Alex Vero are part of a team managing Lambiscopolix, a n-dimensional computational universe designed to solve complex problems known as Puzzities. When they discover that the system is starting to destabilize due to "Rust-tinged Ghostsheets" and erratic logical turns called "Fervangles," they must make a crucial decision: to execute a risky algorithmic solution known as a "Paradiato" to stabilize Lambiscopolix at the cost of its expansive capabilities.</text:p>
        <text:h text:style-name="P1" text:outline-level="3"><text:soft-page-break/>Subplots:</text:h>
        <text:list xml:id="list1923773077" text:style-name="L8">
          <text:list-item>
            <text:p text:style-name="P10"><text:span text:style-name="Strong_20_Emphasis"><text:span text:style-name="T3">The Fading Stratewisps</text:span></text:span><text:span text:style-name="T3">: Alex notices that the Stratewisps—visual indicators of potential solutions—are fading. The subplot explores his efforts to understand why this is happening and what it signifies.</text:span></text:p>
          </text:list-item>
          <text:list-item>
            <text:p text:style-name="P10"><text:span text:style-name="Strong_20_Emphasis"><text:span text:style-name="T3">The Role of The Reverory</text:span></text:span><text:span text:style-name="T3">: This AI system serves as a safeguard for Lambiscopolix, capable of backtracking to recover lost states. However, it finds itself challenged by the appearance of complex Fervangles, adding another layer of difficulty to the main plot.</text:span></text:p>
          </text:list-item>
          <text:list-item>
            <text:p text:style-name="P10"><text:span text:style-name="Strong_20_Emphasis"><text:span text:style-name="T3">Ethical Quandaries</text:span></text:span><text:span text:style-name="T3">: Dr. Soren must wrestle with the ethics of reducing Lambiscopolix's capabilities to solve the immediate crisis. She's concerned that the Paradiato will limit the system's future potential.</text:span></text:p>
          </text:list-item>
          <text:list-item>
            <text:p text:style-name="P10"><text:soft-page-break/><text:span text:style-name="Strong_20_Emphasis"><text:span text:style-name="T3">Team Dynamics</text:span></text:span><text:span text:style-name="T3">: Throughout the crisis, the team's interactions offer a glimpse into their different approaches to problem-solving and risk assessment, setting the stage for future challenges.</text:span></text:p>
          </text:list-item>
          <text:list-item>
            <text:p text:style-name="P10"><text:span text:style-name="Strong_20_Emphasis"><text:span text:style-name="T3">The Unknown Potential</text:span></text:span><text:span text:style-name="T3">: A lingering subplot revolves around what Lambiscopolix was originally designed to explore. The risk of implementing the Paradiato might cut them off from these undiscovered "Stratewisps," or potential realities and solutions.</text:span></text:p>
          </text:list-item>
        </text:list>
        <text:p text:style-name="P13">The plot and subplots intermingle, creating a rich tapestry that covers technical, ethical, and interpersonal themes, while leaving room for sequels or further exploration.</text:p>
        <text:p text:style-name="P14"><draw:frame draw:style-name="fr1" draw:name="Image15" text:anchor-type="as-char" svg:width="0.3752in" svg:height="0.3752in" draw:z-index="14"><draw:image xlink:href="Pictures/100000000000006000000060012B3BA21919CE7F.png" xlink:type="simple" xlink:show="embed" xlink:actuate="onLoad" draw:mime-type="image/png"/><svg:title>User</svg:title></draw:frame></text:p>
        <text:p text:style-name="P14">A list of all of the topics we've discussed.</text:p>
        <text:p text:style-name="P14">2 / 2</text:p>
        <text:p text:style-name="P15">ChatGPT</text:p>
        <text:p text:style-name="P13"><text:soft-page-break/>Certainly! Here's a list of the topics we've discussed:</text:p>
        <text:list xml:id="list1162663479" text:style-name="L9">
          <text:list-item>
            <text:p text:style-name="P22">Ankyran Nuspeak: Introduction and example text.</text:p>
          </text:list-item>
          <text:list-item>
            <text:p text:style-name="P22">Translation and glossary of Ankyran Nuspeak terms.</text:p>
          </text:list-item>
          <text:list-item>
            <text:p text:style-name="P22">Essay introduction: On trade-offs between generalization, forgetting, and memory.</text:p>
          </text:list-item>
          <text:list-item>
            <text:p text:style-name="P22">Sci-fi story idea: "The Lambiscopolix Paradox," later renamed to "A Scapelambda Quadrilateral."</text:p>
          </text:list-item>
          <text:list-item>
            <text:p text:style-name="P22">Nuspeak dialog: A fictional conversation using Nuspeak terms within the Lambiscopolix universe.</text:p>
          </text:list-item>
          <text:list-item>
            <text:p text:style-name="P23">Plot and subplots of "A Scapelambda Quadrilateral."</text:p>
          </text:list-item>
        </text:list>
        <text:p text:style-name="P13">Let me know if there's anything else you'd like to explore!</text:p>
        <text:p text:style-name="P14"><draw:frame draw:style-name="fr1" draw:name="Image16" text:anchor-type="as-char" svg:width="0.3752in" svg:height="0.3752in" draw:z-index="15"><draw:image xlink:href="Pictures/100000000000006000000060012B3BA21919CE7F.png" xlink:type="simple" xlink:show="embed" xlink:actuate="onLoad" draw:mime-type="image/png"/><svg:title>User</svg:title></draw:frame></text:p>
        <text:p text:style-name="P14"><text:soft-page-break/>Another glossary of Nuspeak terms.</text:p>
        <text:p text:style-name="P15">ChatGPT</text:p>
        <text:p text:style-name="P13">Certainly, here's another glossary based on the Nuspeak dialog "A Scapelambda Quadrilateral":</text:p>
        <text:list xml:id="list726082343" text:style-name="L10">
          <text:list-item>
            <text:p text:style-name="P11"><text:span text:style-name="Strong_20_Emphasis"><text:span text:style-name="T3">Lambiscopolix</text:span></text:span><text:span text:style-name="T3">: A n-dimensional computational universe designed for problem-solving.</text:span></text:p>
          </text:list-item>
          <text:list-item>
            <text:p text:style-name="P11"><text:span text:style-name="Strong_20_Emphasis"><text:span text:style-name="T3">Puzzities</text:span></text:span><text:span text:style-name="T3">: Complex problem sets within Lambiscopolix.</text:span></text:p>
          </text:list-item>
          <text:list-item>
            <text:p text:style-name="P11"><text:span text:style-name="Strong_20_Emphasis"><text:span text:style-name="T3">Stratewisps</text:span></text:span><text:span text:style-name="T3">: Visual indicators of potential solutions or states within Lambiscopolix.</text:span></text:p>
          </text:list-item>
          <text:list-item>
            <text:p text:style-name="P11"><text:span text:style-name="Strong_20_Emphasis"><text:span text:style-name="T3">Rust-tinged Ghostsheets</text:span></text:span><text:span text:style-name="T3">: Remnants or traces of previous computational states that can negatively affect the system.</text:span></text:p>
          </text:list-item>
          <text:list-item>
            <text:p text:style-name="P11"><text:span text:style-name="Strong_20_Emphasis"><text:span text:style-name="T3">Fervangles</text:span></text:span><text:span text:style-name="T3">: Sudden, passionate angles or turns in logic within the system.</text:span></text:p>
          </text:list-item>
          <text:list-item>
            <text:p text:style-name="P11"><text:span text:style-name="Strong_20_Emphasis"><text:span text:style-name="T3">The Reverory</text:span></text:span><text:span text:style-name="T3">: An AI system designed to safeguard Lambiscopolix, capable of recursive backtracking to recover previous states.</text:span></text:p>
          </text:list-item>
          <text:list-item>
            <text:p text:style-name="P11"><text:span text:style-name="Strong_20_Emphasis"><text:span text:style-name="T3">Paradiato</text:span></text:span><text:span text:style-name="T3">: A risky algorithmic solution designed to stabilize Lambiscopolix but may </text:span><text:soft-page-break/><text:span text:style-name="T3">limit its capabilities.</text:span></text:p>
          </text:list-item>
          <text:list-item>
            <text:p text:style-name="P11"><text:span text:style-name="Strong_20_Emphasis"><text:span text:style-name="T3">Iceberg within the tariffs</text:span></text:span><text:span text:style-name="T3">: A metaphor indicating an underlying, significant problem that is not immediately visible.</text:span></text:p>
          </text:list-item>
          <text:list-item>
            <text:p text:style-name="P11"><text:span text:style-name="Strong_20_Emphasis"><text:span text:style-name="T3">Deathsolving maneuvers conditions</text:span></text:span><text:span text:style-name="T3">: A term implying extreme risk and potential system failure.</text:span></text:p>
          </text:list-item>
          <text:list-item>
            <text:p text:style-name="P12"><text:span text:style-name="Strong_20_Emphasis"><text:span text:style-name="T3">Book of Lambiscopolix</text:span></text:span><text:span text:style-name="T3">: The metaphorical or literal documentation of the Lambiscopolix system, its functions, and its potential, left open for future exploration.</text:span></text:p>
          </text:list-item>
        </text:list>
        <text:p text:style-name="P13">This glossary encapsulates the specialized terminology from the story and could serve as a handy reference for readers or future explorations of the universe you've created.</text:p>
        <text:p text:style-name="P24"><text:bookmark text:name="prompt-textarea"/><draw:control text:anchor-type="as-char" draw:z-index="17" draw:name="Shape1" draw:style-name="gr1" draw:text-style-name="P27" svg:width="2.115in" svg:height="0.4169in" draw:control="control1"/></text:p>
        <text:p text:style-name="P6"><text:span text:style-name="T3">ChatGPT may produce inaccurate information about people, places, or facts. </text:span><text:a xlink:type="simple" xlink:href="https://help.openai.com/en/articles/6825453-chatgpt-release-notes" office:target-frame-name="_blank" xlink:show="new" text:style-name="Internet_20_link" text:visited-style-name="Visited_20_Internet_20_Link"><text:span text:style-name="T3">ChatGPT August 3 Version</text:span></text:a></text:p>
        <text:p text:style-name="P15"><text:soft-page-break/>?</text:p>
      </text:section>
      <text:p text:style-name="P25"><text:bookmark text:name="__next-route-announcer__"/>ChatGPT</text:p>
      <text:p text:style-name="P26"><draw:frame draw:style-name="fr2" draw:name="Object1" text:anchor-type="as-char" svg:width="0.4925in" svg:height="0.4925in" draw:z-index="16"><draw:floating-frame/></draw:frame><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9T17:48:39.445000000</meta:creation-date>
    <dc:date>2023-11-09T17:49:28.886000000</dc:date>
    <meta:editing-duration>PT49S</meta:editing-duration>
    <meta:editing-cycles>1</meta:editing-cycles>
    <meta:document-statistic meta:table-count="0" meta:image-count="16" meta:object-count="1" meta:page-count="33" meta:paragraph-count="162" meta:word-count="3347" meta:character-count="23338" meta:non-whitespace-character-count="20220"/>
    <meta:generator>LibreOffice/7.3.2.2$Windows_X86_64 LibreOffice_project/49f2b1bff42cfccbd8f788c8dc32c1c309559be0</meta:generator>
  </office:meta>
</office:document-meta>
</file>